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6.65cm" fo:min-width="14.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5cm" fo:min-width="5.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04cm" fo:min-width="5.654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0.78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318cm" fo:min-width="2.734cm" fo:padding-top="0.175cm" fo:padding-bottom="0.175cm" fo:padding-left="0.3cm" fo:padding-right="0.3cm" fo:wrap-option="no-wrap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66cm" fo:min-width="5.42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cm" svg:height="17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1.4cm" svg:x="6.1cm" svg:y="5.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cm" svg:height="1.5cm" svg:x="6.1cm" svg:y="14.5cm">
          <text:p text:style-name="P1"><text:span text:style-name="T1">ログイ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5cm" svg:height="1.138cm" svg:x="5.9cm" svg:y="4.5cm">
          <draw:text-box>
            <text:p text:style-name="P1"><text:span text:style-name="T1">ステーション</text:span><text:span text:style-name="T1">ID</text:span></text:p>
          </draw:text-box>
        </draw:frame>
        <draw:frame draw:style-name="gr4" draw:text-style-name="P1" draw:layer="layout" svg:width="3.915cm" svg:height="1.138cm" svg:x="5.985cm" svg:y="7.562cm">
          <draw:text-box>
            <text:p text:style-name="P1"><text:span text:style-name="T1">メンバー</text:span><text:span text:style-name="T1">ID</text:span></text:p>
          </draw:text-box>
        </draw:frame>
        <draw:custom-shape draw:style-name="gr2" draw:text-style-name="P1" draw:layer="layout" svg:width="6.4cm" svg:height="1.4cm" svg:x="6.1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1.4cm" svg:x="6.1cm" svg:y="11.9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15cm" svg:height="1.138cm" svg:x="5.985cm" svg:y="10.7cm">
          <draw:text-box>
            <text:p text:style-name="P1"><text:span text:style-name="T1">パスワード</text:span></text:p>
          </draw:text-box>
        </draw:frame>
        <draw:custom-shape draw:style-name="gr5" draw:text-style-name="P1" draw:layer="layout" svg:width="3.6cm" svg:height="1.8cm" svg:x="13.9cm" svg:y="15cm">
          <text:p text:style-name="P1"><text:span text:style-name="T1">ボタン</text:span></text:p>
          <draw:enhanced-geometry svg:viewBox="0 0 21600 21600" draw:text-areas="800 800 20800 20800" draw:type="round-rectangular-callout" draw:modifiers="-13358.2893640655 4425.54136590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.5cm" svg:height="2.5cm" svg:x="13.9cm" svg:y="4.4cm">
          <text:p text:style-name="P1"><text:span text:style-name="T1">テキストエリア</text:span></text:p>
          <draw:enhanced-geometry svg:viewBox="0 0 21600 21600" draw:text-areas="800 800 20800 20800" draw:type="round-rectangular-callout" draw:modifiers="-8396.12367328103 17782.64694122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.5cm" svg:height="2.5cm" svg:x="13.9cm" svg:y="4.4cm">
          <text:p text:style-name="P1"><text:span text:style-name="T1">テキストエリア</text:span></text:p>
          <draw:enhanced-geometry svg:viewBox="0 0 21600 21600" draw:text-areas="800 800 20800 20800" draw:type="round-rectangular-callout" draw:modifiers="-8047.25426857407 44668.212714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.5cm" svg:height="2.5cm" svg:x="13.9cm" svg:y="4.4cm">
          <text:p text:style-name="P1"><text:span text:style-name="T1">テキストエリア</text:span></text:p>
          <draw:enhanced-geometry svg:viewBox="0 0 21600 21600" draw:text-areas="800 800 20800 20800" draw:type="round-rectangular-callout" draw:modifiers="-8176.83433317951 70880.1279488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4:20:07.609773949</meta:creation-date>
    <dc:date>2015-02-09T15:10:48.693631552</dc:date>
    <meta:editing-duration>PT34M47S</meta:editing-duration>
    <meta:editing-cycles>34</meta:editing-cycles>
    <meta:generator>LibreOffice/4.3.3.2$Linux_X86_64 LibreOffice_project/430m0$Build-2</meta:generator>
    <meta:document-statistic meta:object-count="12"/>
  </office:meta>
</office:document-meta>
</file>